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DL</text:p>
          </table:table-cell>
          <table:table-cell/>
        </table:table-row>
        <table:table-row table:style-name="ro1">
          <table:table-cell office:value-type="string" calcext:value-type="string">
            <text:p>Cell edge throughput [Mbps]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Carrier frequency [MHz]</text:p>
          </table:table-cell>
          <table:table-cell office:value-type="float" office:value="2600" calcext:value-type="float">
            <text:p>2600.00</text:p>
          </table:table-cell>
          <table:table-cell/>
        </table:table-row>
        <table:table-row table:style-name="ro1">
          <table:table-cell office:value-type="string" calcext:value-type="string">
            <text:p>Signal bandwidth [MHz]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Number of PRBs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From bw</text:p>
          </table:table-cell>
        </table:table-row>
        <table:table-row table:style-name="ro1">
          <table:table-cell office:value-type="string" calcext:value-type="string">
            <text:p>Allocated bandwidth [kHz]</text:p>
          </table:table-cell>
          <table:table-cell table:formula="of:=[.B6]*12*15" office:value-type="float" office:value="18000" calcext:value-type="float">
            <text:p>18000.00</text:p>
          </table:table-cell>
          <table:table-cell office:value-type="string" calcext:value-type="string">
            <text:p>based on number of prbs</text:p>
          </table:table-cell>
        </table:table-row>
        <table:table-row table:style-name="ro1">
          <table:table-cell office:value-type="string" calcext:value-type="string">
            <text:p>Shannon alpha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hannon beta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33" calcext:value-type="float">
            <text:p>3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hosen value</text:p>
          </table:table-cell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based on coverage prob.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string" calcext:value-type="string">
            <text:p>TMA</text:p>
          </table:table-cell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or propagation</text:p>
          </table:table-cell>
          <table:table-cell table:style-name="Default" office:value-type="string" calcext:value-type="string">
            <text:p>deep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mit power per antenna [dBm]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string" calcext:value-type="string">
            <text:p>Number of transmit antennas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string" calcext:value-type="string">
            <text:p>BS total transmit power [dB]</text:p>
          </table:table-cell>
          <table:table-cell table:formula="of:=46+10*LOG([.B21];10)" office:value-type="float" office:value="49.0102999566398" calcext:value-type="float">
            <text:p>49.01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string" calcext:value-type="string">
            <text:p>Cable losses [dB]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TMA insertion loss [dB]</text:p>
          </table:table-cell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EIRP [dBm]</text:p>
          </table:table-cell>
          <table:table-cell table:formula="of:=[.B22]+[.B23]-[.B24]-[.B25]" office:value-type="float" office:value="64.5102999566398" calcext:value-type="float">
            <text:p>64.51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 SINR [dB]</text:p>
          </table:table-cell>
          <table:table-cell table:formula="of:=10 * LOG([.B9] * (POWER(2; [.B3]/([.B8]*[.B5])) - 1);10)" office:value-type="float" office:value="-7.30783822906183" calcext:value-type="float">
            <text:p>-7.31</text:p>
          </table:table-cell>
          <table:table-cell office:value-type="string" calcext:value-type="string">
            <text:p>approx. shannon formula, solve SNR</text:p>
          </table:table-cell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background noise from boltzmann an room temp</text:p>
          </table:table-cell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9]+10*LOG([.B7] * POWER(10;3);10)" office:value-type="float" office:value="-101.447274948967" calcext:value-type="float">
            <text:p>-101.45</text:p>
          </table:table-cell>
          <table:table-cell/>
        </table:table-row>
        <table:table-row table:style-name="ro1">
          <table:table-cell office:value-type="string" calcext:value-type="string">
            <text:p>UE noise factor [dB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typical value for 4G UEs </text:p>
          </table:table-cell>
        </table:table-row>
        <table:table-row table:style-name="ro1">
          <table:table-cell office:value-type="string" calcext:value-type="string">
            <text:p>UE antenna gain [dBi]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Antenna 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FDPS 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6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</table:table-row>
        <table:table-row table:style-name="ro1">
          <table:table-cell office:value-type="string" calcext:value-type="string">
            <text:p>Protocol overhead [%]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value for 20 MHz bandwidth</text:p>
          </table:table-cell>
        </table:table-row>
        <table:table-row table:style-name="ro1">
          <table:table-cell office:value-type="string" calcext:value-type="string">
            <text:p>Protocol overhead [dB]</text:p>
          </table:table-cell>
          <table:table-cell table:formula="of:=-10*LOG((100-[.B36])/100)" office:value-type="float" office:value="1.48741651280925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8]+[.B30]+[.B31]-SUM([.B32:.B35])+[.B37]" office:value-type="float" office:value="-111.288296578499" calcext:value-type="float">
            <text:p>-111.29</text:p>
          </table:table-cell>
          <table:table-cell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IRmin [dB]</text:p>
          </table:table-cell>
          <table:table-cell office:value-type="float" office:value="-1.3" calcext:value-type="float">
            <text:p>-1.30</text:p>
          </table:table-cell>
          <table:table-cell office:value-type="string" calcext:value-type="string">
            <text:p>based on hbs and coverage prob.</text:p>
          </table:table-cell>
        </table:table-row>
        <table:table-row table:style-name="ro1">
          <table:table-cell office:value-type="string" calcext:value-type="string">
            <text:p>Interference margin [dB]</text:p>
          </table:table-cell>
          <table:table-cell table:formula="of:=-10 * LOG(1 - [.B15] * POWER(10;([.B28]/10)) / POWER(10;([.B40]/10)); 10)" office:value-type="float" office:value="0.904716640624073" calcext:value-type="float">
            <text:p>0.90</text:p>
          </table:table-cell>
          <table:table-cell office:value-type="string" calcext:value-type="string">
            <text:p>based on sirmin, target sinr and load</text:p>
          </table:table-cell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4]*[.B13]" office:value-type="float" office:value="7.68" calcext:value-type="float">
            <text:p>7.68</text:p>
          </table:table-cell>
          <table:table-cell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recommended figure</text:p>
          </table:table-cell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18" calcext:value-type="float">
            <text:p>18.00</text:p>
          </table:table-cell>
          <table:table-cell office:value-type="string" calcext:value-type="string">
            <text:p>first wall 15 dB + deep indoor 3 dB</text:p>
          </table:table-cell>
        </table:table-row>
        <table:table-row table:style-name="ro1">
          <table:table-cell office:value-type="string" calcext:value-type="string">
            <text:p>Total margins [dB]</text:p>
          </table:table-cell>
          <table:table-cell table:formula="of:=SUM([.B41:.B44])" office:value-type="float" office:value="29.5847166406241" calcext:value-type="float">
            <text:p>29.58</text:p>
          </table:table-cell>
          <table:table-cell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 [dB]</text:p>
          </table:table-cell>
          <table:table-cell table:formula="of:=[.B26]-[.B38]-[.B45]" office:value-type="float" office:value="146.213879894515" calcext:value-type="float">
            <text:p>146.21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rban</text:p>
          </table:table-cell>
          <table:table-cell/>
        </table:table-row>
        <table:table-row table:style-name="ro1">
          <table:table-cell office:value-type="string" calcext:value-type="string">
            <text:p>Hata A</text:p>
          </table:table-cell>
          <table:table-cell table:formula="of:=46.3+33.9*LOG([.B4];10)-13.82*LOG([.B10];10)" office:value-type="float" office:value="141.081733847098" calcext:value-type="float">
            <text:p>141.08</text:p>
          </table:table-cell>
          <table:table-cell/>
        </table:table-row>
        <table:table-row table:style-name="ro1">
          <table:table-cell office:value-type="string" calcext:value-type="string">
            <text:p>Hata B</text:p>
          </table:table-cell>
          <table:table-cell table:formula="of:=44.9-6.55*LOG([.B10];10)" office:value-type="float" office:value="34.9537336937998" calcext:value-type="float">
            <text:p>34.95</text:p>
          </table:table-cell>
          <table:table-cell/>
        </table:table-row>
        <table:table-row table:style-name="ro1">
          <table:table-cell office:value-type="string" calcext:value-type="string">
            <text:p>Hata C</text:p>
          </table:table-cell>
          <table:table-cell table:formula="of:=(1.1*LOG([.B4];10)-0.7)*[.B11]-(1.56*LOG([.B4];10)-0.8)-3" office:value-type="float" office:value="-2.94265239868263" calcext:value-type="float">
            <text:p>-2.94</text:p>
          </table:table-cell>
          <table:table-cell/>
        </table:table-row>
        <table:table-row table:style-name="ro1">
          <table:table-cell office:value-type="string" calcext:value-type="string">
            <text:p>Cell range</text:p>
          </table:table-cell>
          <table:table-cell table:formula="of:=POWER(10;-[.B49]/[.B50]+[.B51]/[.B50]+[.B47]/[.B50])" office:value-type="float" office:value="1.15515367616789" calcext:value-type="float">
            <text:p>1.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9:41:06.864163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8:37:15.332741675</meta:creation-date>
    <dc:date>2022-06-30T19:46:59.260062397</dc:date>
    <meta:editing-duration>PT1H8M57S</meta:editing-duration>
    <meta:editing-cycles>3</meta:editing-cycles>
    <meta:generator>LibreOffice/6.4.7.2$Linux_X86_64 LibreOffice_project/40$Build-2</meta:generator>
    <meta:document-statistic meta:table-count="1" meta:cell-count="116" meta:object-count="0"/>
  </office:meta>
</office:document-meta>
</file>